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3" style:family="paragraph" style:parent-style-name="Standard">
      <style:paragraph-properties fo:line-height="200%"/>
      <style:text-properties fo:language="en" fo:country="GB" officeooo:rsid="021350c5"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6" style:family="paragraph" style:parent-style-name="Standard">
      <style:paragraph-properties fo:line-height="200%"/>
      <style:text-properties officeooo:rsid="014f9e8c" officeooo:paragraph-rsid="000faa89"/>
    </style:style>
    <style:style style:name="P7" style:family="paragraph" style:parent-style-name="Footnote">
      <style:text-properties style:font-name="Times New Roman" fo:font-size="10pt" style:font-size-asian="10pt" style:font-size-complex="10pt"/>
    </style:style>
    <style:style style:name="P8" style:family="paragraph" style:parent-style-name="Footnote">
      <style:text-properties style:font-name="Times New Roman" fo:font-size="10pt" officeooo:paragraph-rsid="02101520" style:font-size-asian="10pt" style:font-size-complex="10pt"/>
    </style:style>
    <style:style style:name="P9" style:family="paragraph" style:parent-style-name="Footnote">
      <style:text-properties fo:font-size="10pt" fo:language="en" fo:country="GB" officeooo:paragraph-rsid="014a805c" style:font-size-asian="10pt" style:font-size-complex="10pt"/>
    </style:style>
    <style:style style:name="P10" style:family="paragraph" style:parent-style-name="Heading_20_2">
      <style:paragraph-properties fo:line-height="200%"/>
      <style:text-properties fo:language="en" fo:country="GB" officeooo:rsid="014f9e8c" officeooo:paragraph-rsid="000faa89"/>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officeooo:rsid="0435061c"/>
    </style:style>
    <style:style style:name="T10" style:family="text">
      <style:text-properties officeooo:rsid="04756736"/>
    </style:style>
    <style:style style:name="T11" style:family="text">
      <style:text-properties officeooo:rsid="0436d5e0"/>
    </style:style>
    <style:style style:name="T12" style:family="text">
      <style:text-properties officeooo:rsid="03585231"/>
    </style:style>
    <style:style style:name="T13" style:family="text">
      <style:text-properties officeooo:rsid="0211cee8"/>
    </style:style>
    <style:style style:name="T14" style:family="text">
      <style:text-properties officeooo:rsid="028540ca"/>
    </style:style>
    <style:style style:name="T15" style:family="text">
      <style:text-properties officeooo:rsid="0286fd9a"/>
    </style:style>
    <style:style style:name="T16" style:family="text">
      <style:text-properties officeooo:rsid="049b303c"/>
    </style:style>
    <style:style style:name="T17" style:family="text">
      <style:text-properties officeooo:rsid="04337d7b"/>
    </style:style>
    <style:style style:name="T18" style:family="text">
      <style:text-properties officeooo:rsid="02890fa7"/>
    </style:style>
    <style:style style:name="T19" style:family="text">
      <style:text-properties officeooo:rsid="0357b3ad"/>
    </style:style>
    <style:style style:name="T20" style:family="text">
      <style:text-properties fo:font-style="italic" officeooo:rsid="009e4536" style:font-style-asian="italic" style:font-style-complex="italic"/>
    </style:style>
    <style:style style:name="T21" style:family="text">
      <style:text-properties fo:font-weight="bold" officeooo:rsid="009e453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nder</text:p>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6" text:note-class="footnote"><text:note-citation>1</text:note-citation><text:note-body><text:p text:style-name="P8"><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
      <text:h text:style-name="P10" text:outline-level="2">A gendered activity?</text:h>
      <text:p text:style-name="P1"><text:span text:style-name="T13">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13"><text:note text:id="ftn7" text:note-class="footnote"><text:note-citation>2</text:note-citation><text:note-body><text:p text:style-name="P7"><text:span text:style-name="T2">Holmes, Caroline. </text:span><text:span text:style-name="T4">New Shoots Old Tips</text:span><text:span text:style-name="T5">. <text:s/>London: Frances Lincoln, 2004. </text:span><text:span text:style-name="T6">p21-22</text:span></text:p></text:note-body></text:note></text:span><text:span text:style-name="T13">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13"><text:note text:id="ftn8" text:note-class="footnote"><text:note-citation>3</text:note-citation><text:note-body><text:p text:style-name="P9"><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13"> These "brain workers" who were presumably involved in office based, long term projects and denied the satisfaction of a tangible result as part of their regular employment. </text:span></text:p>
      <text:p text:style-name="P1"/>
      <text:p text:style-name="P3"><text:soft-page-break/>The way<text:span text:style-name="T14">s</text:span> that weeding <text:span text:style-name="T14">could be</text:span> approached was also described in gendered terms, which could be linked to the experience of work in the home and paid employment elsewhere. The concept that weeding was a task <text:span text:style-name="T14">to</text:span> be done in "odd moments" was one that garden writer Marion Cran espoused, <text:s/>and this <text:span text:style-name="T15">meant that it could be regarded as costing nothing</text:span>. I argue that this <text:span text:style-name="T14">reflects</text:span> <text:span text:style-name="T14">women's</text:span> <text:span text:style-name="T14">experience of</text:span> fragmented nature of <text:span text:style-name="T16">modern </text:span>domestic work, <text:span text:style-name="T16">where automated processes of laundry or dishwashing may be set off, leaving the houseworker free for a limited period of time until the next stage of the process that requires human intervention comes around. W</text:span>eeding <text:span text:style-name="T17">undertaken by men</text:span> on the other hand was something that had to be approached stoically and for extended periods of time, <text:span text:style-name="T15">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15">or if circumstances allow,</text:span> to do a longer stint, whereas <text:span text:style-name="T18">for </text:span>a man used to approaching tasks for prolonged periods of time, <text:span text:style-name="T19">applied to </text:span>weeding <text:span text:style-name="T17">this became</text:span> a tedious chore, <text:span text:style-name="T19">plus</text:span> <text:span text:style-name="T14">he</text:span> kn<text:span text:style-name="T18">e</text:span>w the monetary value of <text:span text:style-name="T14">his</text:span> time.<text:span text:style-name="T1"> The readership of magazines such as </text:span><text:span text:style-name="T20">Amateur Gardener</text:span><text:span text:style-name="T1">, from where the example of weedkiller advertising was taken, was middle class gardeners who generally </text:span><text:span text:style-name="T21">'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6"/>
      <text:p text:style-name="P4"><text:span text:style-name="T9">While garden tasks requiring physical work with </text:span>dedicated tools, heavy machines and chemicals <text:span text:style-name="T9">might suggest the garden as </text:span>a masculine space, <text:span text:style-name="T9">this i</text:span>s <text:span text:style-name="T9">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text:soft-page-break/>chemicals used by women in laundering and general housework. We saw in the earlier chapter that women were dealing with "little lumps" <text:span text:style-name="T9">of chemicals </text:span>that may or may not have a comparable size to a roughly standard item such as a walnut. </text:p>
      <text:p text:style-name="P5"/>
      <text:p text:style-name="P2"><text:span text:style-name="T9">While gardening books and manuals described masculine workers, i</text:span>n garden chemical adverts both men and women <text:span text:style-name="T9">were</text:span> featured but <text:span text:style-name="T9">for</text:span> different tasks. Women <text:span text:style-name="T9">wer</text:span>e not depicted as weeders, despite a history of low-paid work <text:span text:style-name="T9">in this role</text:span>. Adverts <text:span text:style-name="T10">for weedkillers</text:span> depict<text:span text:style-name="T9">ed</text:span> men doing the lawn care and weeding, but this is not to say that women's use of chemicals <text:span text:style-name="T9">wa</text:span>s feminised or that they <text:span text:style-name="T9">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1">were</text:span> chemical users, and they <text:span text:style-name="T11">were</text:span> killers of mites, aphids and fungi, but not of weeds. This division of labour occurs from the 1960s <text:span text:style-name="T11">so</text:span> coincides not just with the increasingly visible movement for <text:span text:style-name="T11">gender </text:span>equality, but <text:span text:style-name="T11">also</text:span> heightened awareness of the health effects of chemicals, <text:span text:style-name="T12">especially on reproductively active women</text:span>. In this respect, the female users <text:span text:style-name="T11">can</text:span> stand in for chemical safety but when lawn care chemicals are benign, women are not needed to denote saf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3-09T14:17:57.765118000</dc:date>
    <meta:editing-duration>P0D</meta:editing-duration>
    <meta:editing-cycles>1</meta:editing-cycles>
    <meta:document-statistic meta:table-count="0" meta:image-count="0" meta:object-count="0" meta:page-count="3" meta:paragraph-count="10" meta:word-count="951" meta:character-count="5751" meta:non-whitespace-character-count="4801"/>
    <meta:generator>LibreOffice/4.2.6.3$MacOSX_x86 LibreOffice_project/3fd416d4c6db7d3204c17ce57a1d70f6e531ee21</meta:generator>
  </office:meta>
</office:document-meta>
</file>